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EE0000010742BB72B4.svm" manifest:media-type=""/>
  <manifest:file-entry manifest:full-path="Pictures/20000001000000ED000000EDF78F3513.svm" manifest:media-type=""/>
  <manifest:file-entry manifest:full-path="Pictures/20000001000000FE000000FA28DF3A34.svm" manifest:media-type=""/>
  <manifest:file-entry manifest:full-path="Pictures/20000001000003EE0000010776F2E021.svm" manifest:media-type=""/>
  <manifest:file-entry manifest:full-path="Pictures/2000000100000170000000D850C35637.svm" manifest:media-type=""/>
  <manifest:file-entry manifest:full-path="Pictures/20000001000000DD00000012A856DA5C.svm" manifest:media-type=""/>
  <manifest:file-entry manifest:full-path="Pictures/2000000100000129000000D4A57FA253.svm" manifest:media-type=""/>
  <manifest:file-entry manifest:full-path="Pictures/2000000100000062000000F21513558D.svm" manifest:media-type=""/>
  <manifest:file-entry manifest:full-path="Pictures/2000000200000196000000E2C9BD68A1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4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{}v_D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name-complex="XB Tabriz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XB Tabriz" style:font-size-complex="12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3cm" svg:height="3.301cm" svg:x="1.458cm" svg:y="0.631cm">
          <draw:image xlink:href="Pictures/2000000200000196000000E2C9BD68A1.eps" xlink:type="simple" xlink:show="embed" xlink:actuate="onLoad">
            <text:p/>
          </draw:image>
        </draw:frame>
        <draw:line draw:style-name="gr2" draw:text-style-name="P1" draw:layer="layout" svg:x1="3.984cm" svg:y1="0.568cm" svg:x2="4.335cm" svg:y2="0.568cm">
          <text:p/>
        </draw:line>
        <draw:frame draw:style-name="gr3" draw:text-style-name="P3" draw:layer="layout" svg:width="0.869cm" svg:height="0.916cm" svg:x="6.391cm" svg:y="0.52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3" draw:layer="layout" svg:width="1.132cm" svg:height="0.916cm" svg:x="7.346cm" svg:y="3.84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3" draw:layer="layout" svg:width="1.132cm" svg:height="0.916cm" svg:x="0.478cm" svg:y="3.843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5" draw:layer="layout" svg:width="1.543cm" svg:height="0.848cm" svg:x="5.451cm" svg:y="3.824cm">
          <draw:text-box>
            <text:p text:style-name="P4"><text:span text:style-name="T2">سیدھا مائل</text:span></text:p>
          </draw:text-box>
        </draw:frame>
        <draw:frame draw:style-name="gr3" draw:text-style-name="P5" draw:layer="layout" svg:width="1.251cm" svg:height="0.848cm" svg:x="2.041cm" svg:y="3.843cm">
          <draw:text-box>
            <text:p text:style-name="P4"><text:span text:style-name="T2">الٹا مائل</text:span></text:p>
          </draw:text-box>
        </draw:frame>
        <draw:frame draw:style-name="gr4" draw:text-style-name="P1" draw:layer="layout" svg:width="0.136cm" svg:height="0.337cm" svg:x="4.579cm" svg:y="0.309cm">
          <draw:image xlink:href="Pictures/2000000100000062000000F21513558D.svm" xlink:type="simple" xlink:show="embed" xlink:actuate="onLoad">
            <text:p/>
          </draw:image>
        </draw:frame>
        <draw:frame draw:style-name="gr5" draw:text-style-name="P1" draw:layer="layout" svg:width="0.514cm" svg:height="0.301cm" svg:x="5.328cm" svg:y="1.056cm">
          <draw:image xlink:href="Pictures/2000000100000170000000D850C35637.svm" xlink:type="simple" xlink:show="embed" xlink:actuate="onLoad">
            <text:p/>
          </draw:image>
        </draw:frame>
        <draw:line draw:style-name="gr2" draw:text-style-name="P1" draw:layer="layout" svg:x1="1.892cm" svg:y1="2.663cm" svg:x2="2.243cm" svg:y2="2.663cm">
          <text:p/>
        </draw:line>
        <draw:line draw:style-name="gr2" draw:text-style-name="P1" draw:layer="layout" svg:x1="5.307cm" svg:y1="2.662cm" svg:x2="5.658cm" svg:y2="2.662cm">
          <text:p/>
        </draw:line>
        <draw:frame draw:style-name="gr6" draw:text-style-name="P1" draw:layer="layout" svg:width="1.206cm" svg:height="0.314cm" svg:x="2.117cm" svg:y="2.12cm">
          <draw:image xlink:href="Pictures/20000001000003EE0000010776F2E021.svm" xlink:type="simple" xlink:show="embed" xlink:actuate="onLoad">
            <text:p/>
          </draw:image>
        </draw:frame>
        <draw:frame draw:style-name="gr7" draw:text-style-name="P1" draw:layer="layout" svg:width="0.116cm" svg:height="0.289cm" svg:x="1.582cm" svg:y="2.421cm">
          <draw:image xlink:href="Pictures/2000000100000062000000F21513558D.svm" xlink:type="simple" xlink:show="embed" xlink:actuate="onLoad">
            <text:p/>
          </draw:image>
        </draw:frame>
        <draw:frame draw:style-name="gr8" draw:text-style-name="P1" draw:layer="layout" svg:width="0.355cm" svg:height="0.253cm" svg:x="1.212cm" svg:y="3.243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304cm" svg:height="0.299cm" svg:x="3.216cm" svg:y="3.22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55cm" svg:height="0.253cm" svg:x="3.343cm" svg:y="1.08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304cm" svg:height="0.299cm" svg:x="4.453cm" svg:y="1.057cm">
          <draw:image xlink:href="Pictures/20000001000000FE000000FA28DF3A34.svm" xlink:type="simple" xlink:show="embed" xlink:actuate="onLoad">
            <text:p/>
          </draw:image>
        </draw:frame>
        <draw:frame draw:style-name="gr10" draw:text-style-name="P1" draw:layer="layout" svg:width="0.283cm" svg:height="0.283cm" svg:x="5.444cm" svg:y="0.646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5.453cm" svg:y="1.642cm">
          <draw:image xlink:href="Pictures/20000001000000DD00000012A856DA5C.svm" xlink:type="simple" xlink:show="embed" xlink:actuate="onLoad">
            <text:p/>
          </draw:image>
        </draw:frame>
        <draw:frame draw:style-name="gr8" draw:text-style-name="P1" draw:layer="layout" svg:width="0.355cm" svg:height="0.253cm" svg:x="4.602cm" svg:y="3.243cm">
          <draw:image xlink:href="Pictures/2000000100000129000000D4A57FA253.svm" xlink:type="simple" xlink:show="embed" xlink:actuate="onLoad">
            <text:p/>
          </draw:image>
        </draw:frame>
        <draw:frame draw:style-name="gr7" draw:text-style-name="P1" draw:layer="layout" svg:width="0.116cm" svg:height="0.289cm" svg:x="5.015cm" svg:y="2.486cm">
          <draw:image xlink:href="Pictures/2000000100000062000000F21513558D.svm" xlink:type="simple" xlink:show="embed" xlink:actuate="onLoad">
            <text:p/>
          </draw:image>
        </draw:frame>
        <draw:frame draw:style-name="gr12" draw:text-style-name="P1" draw:layer="layout" svg:width="1.206cm" svg:height="0.314cm" svg:x="5.502cm" svg:y="2.12cm">
          <draw:image xlink:href="Pictures/20000001000003EE0000010742BB72B4.svm" xlink:type="simple" xlink:show="embed" xlink:actuate="onLoad">
            <text:p/>
          </draw:image>
        </draw:frame>
        <draw:frame draw:style-name="gr9" draw:text-style-name="P1" draw:layer="layout" svg:width="0.304cm" svg:height="0.299cm" svg:x="6.597cm" svg:y="3.22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44cm" svg:height="0.258cm" svg:x="7.389cm" svg:y="3.24cm">
          <draw:image xlink:href="Pictures/2000000100000170000000D850C3563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4:06.943614088</dc:date>
    <meta:editing-duration>PT13M22S</meta:editing-duration>
    <meta:editing-cycles>6</meta:editing-cycles>
    <meta:generator>LibreOffice/4.2.8.2$Linux_x86 LibreOffice_project/420m0$Build-2</meta:generator>
    <meta:document-statistic meta:object-count="24"/>
  </office:meta>
</office:document-meta>
</file>